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B00000155555A9549C0C9E23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97cm"/>
    </style:style>
    <style:style style:name="gr4" style:family="graphic" style:parent-style-name="standard">
      <style:graphic-properties draw:stroke="none" svg:stroke-color="#000000" draw:fill="none" draw:fill-color="#ffffff" fo:min-height="0.78cm"/>
    </style:style>
    <style:style style:name="gr5" style:family="graphic" style:parent-style-name="standard">
      <style:graphic-properties draw:stroke="none" svg:stroke-color="#000000" draw:fill="none" draw:fill-color="#ffffff" fo:min-height="1.1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Arial" fo:font-size="10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0pt" style:font-size-asian="18pt" style:font-size-complex="18pt"/>
    </style:style>
    <style:style style:name="T1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827cm" svg:height="1.717cm" svg:x="8.4cm" svg:y="2.2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.4cm" svg:y="4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2.9cm" svg:y="6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2.9cm" svg:y="8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2.9cm" svg:y="10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2.9cm" svg:y="12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2.9cm" svg:y="14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2.9cm" svg:y="16.966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2.227cm" svg:y1="6.283cm" svg:x2="2.227cm" svg:y2="19.883cm">
          <text:p/>
        </draw:line>
        <draw:line draw:style-name="gr2" draw:text-style-name="P2" draw:layer="layout" svg:x1="2.227cm" svg:y1="7.883cm" svg:x2="3.127cm" svg:y2="7.883cm">
          <text:p/>
        </draw:line>
        <draw:line draw:style-name="gr2" draw:text-style-name="P2" draw:layer="layout" svg:x1="2.227cm" svg:y1="9.883cm" svg:x2="3.127cm" svg:y2="9.883cm">
          <text:p/>
        </draw:line>
        <draw:line draw:style-name="gr2" draw:text-style-name="P2" draw:layer="layout" svg:x1="2.227cm" svg:y1="11.883cm" svg:x2="3.127cm" svg:y2="11.883cm">
          <text:p/>
        </draw:line>
        <draw:line draw:style-name="gr2" draw:text-style-name="P2" draw:layer="layout" svg:x1="2.227cm" svg:y1="13.883cm" svg:x2="3.127cm" svg:y2="13.883cm">
          <text:p/>
        </draw:line>
        <draw:line draw:style-name="gr2" draw:text-style-name="P2" draw:layer="layout" svg:x1="2.227cm" svg:y1="15.883cm" svg:x2="3.127cm" svg:y2="15.883cm">
          <text:p/>
        </draw:line>
        <draw:line draw:style-name="gr2" draw:text-style-name="P2" draw:layer="layout" svg:x1="2.227cm" svg:y1="17.883cm" svg:x2="3.127cm" svg:y2="17.883cm">
          <text:p/>
        </draw:line>
        <draw:line draw:style-name="gr2" draw:text-style-name="P2" draw:layer="layout" svg:x1="9.227cm" svg:y1="4.483cm" svg:x2="9.227cm" svg:y2="3.583cm">
          <text:p/>
        </draw:line>
        <draw:frame draw:style-name="gr1" draw:text-style-name="P1" draw:layer="layout" svg:width="1.827cm" svg:height="1.717cm" svg:x="4.9cm" svg:y="4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8.4cm" svg:y="4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1.9cm" svg:y="4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5.4cm" svg:y="4.966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2.227cm" svg:y1="5.383cm" svg:x2="2.227cm" svg:y2="4.383cm">
          <text:p/>
        </draw:line>
        <draw:line draw:style-name="gr2" draw:text-style-name="P2" draw:layer="layout" svg:x1="9.227cm" svg:y1="5.383cm" svg:x2="9.227cm" svg:y2="4.483cm">
          <text:p/>
        </draw:line>
        <draw:line draw:style-name="gr2" draw:text-style-name="P2" draw:layer="layout" svg:x1="12.727cm" svg:y1="5.383cm" svg:x2="12.727cm" svg:y2="4.483cm">
          <text:p/>
        </draw:line>
        <draw:line draw:style-name="gr2" draw:text-style-name="P2" draw:layer="layout" svg:x1="16.227cm" svg:y1="5.383cm" svg:x2="16.227cm" svg:y2="4.483cm">
          <text:p/>
        </draw:line>
        <draw:line draw:style-name="gr2" draw:text-style-name="P2" draw:layer="layout" svg:x1="16.227cm" svg:y1="4.483cm" svg:x2="2.227cm" svg:y2="4.383cm">
          <text:p/>
        </draw:line>
        <draw:line draw:style-name="gr2" draw:text-style-name="P2" draw:layer="layout" svg:x1="5.727cm" svg:y1="5.383cm" svg:x2="5.727cm" svg:y2="4.383cm">
          <text:p/>
        </draw:line>
        <draw:frame draw:style-name="gr3" draw:text-style-name="P4" draw:layer="layout" svg:width="2.7cm" svg:height="1.047cm" svg:x="2.427cm" svg:y="8.183cm">
          <draw:text-box>
            <text:p text:style-name="P3"><text:span text:style-name="T1">Modelo</text:span></text:p>
          </draw:text-box>
        </draw:frame>
        <draw:frame draw:style-name="gr3" draw:text-style-name="P4" draw:layer="layout" svg:width="3cm" svg:height="1.047cm" svg:x="2.327cm" svg:y="10.236cm">
          <draw:text-box>
            <text:p text:style-name="P3"><text:span text:style-name="T1">Implementación</text:span></text:p>
          </draw:text-box>
        </draw:frame>
        <draw:frame draw:style-name="gr3" draw:text-style-name="P4" draw:layer="layout" svg:width="2.7cm" svg:height="1.047cm" svg:x="2.427cm" svg:y="12.183cm">
          <draw:text-box>
            <text:p text:style-name="P3"><text:span text:style-name="T1">Test</text:span></text:p>
          </draw:text-box>
        </draw:frame>
        <draw:frame draw:style-name="gr3" draw:text-style-name="P4" draw:layer="layout" svg:width="2.7cm" svg:height="1.047cm" svg:x="2.427cm" svg:y="14.136cm">
          <draw:text-box>
            <text:p text:style-name="P3"><text:span text:style-name="T1">Despliegue</text:span></text:p>
          </draw:text-box>
        </draw:frame>
        <draw:frame draw:style-name="gr3" draw:text-style-name="P4" draw:layer="layout" svg:width="2.7cm" svg:height="1.047cm" svg:x="2.427cm" svg:y="16.136cm">
          <draw:text-box>
            <text:p text:style-name="P3"><text:span text:style-name="T1">Gestión de </text:span></text:p>
            <text:p text:style-name="P3"><text:span text:style-name="T1">Configuración</text:span></text:p>
          </draw:text-box>
        </draw:frame>
        <draw:frame draw:style-name="gr3" draw:text-style-name="P4" draw:layer="layout" svg:width="2.7cm" svg:height="1.047cm" svg:x="2.427cm" svg:y="18.136cm">
          <draw:text-box>
            <text:p text:style-name="P3"><text:span text:style-name="T1">Gestión de </text:span></text:p>
            <text:p text:style-name="P3"><text:span text:style-name="T1">Proyecto</text:span></text:p>
          </draw:text-box>
        </draw:frame>
        <draw:frame draw:style-name="gr1" draw:text-style-name="P1" draw:layer="layout" svg:width="1.827cm" svg:height="1.717cm" svg:x="2.9cm" svg:y="18.983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2.227cm" svg:y1="19.9cm" svg:x2="3.127cm" svg:y2="19.9cm">
          <text:p/>
        </draw:line>
        <draw:frame draw:style-name="gr3" draw:text-style-name="P4" draw:layer="layout" svg:width="2.7cm" svg:height="1.047cm" svg:x="2.427cm" svg:y="20.153cm">
          <draw:text-box>
            <text:p text:style-name="P3"><text:span text:style-name="T1">Entorno</text:span></text:p>
          </draw:text-box>
        </draw:frame>
        <draw:line draw:style-name="gr2" draw:text-style-name="P2" draw:layer="layout" svg:x1="2.227cm" svg:y1="19.9cm" svg:x2="3.127cm" svg:y2="19.9cm">
          <text:p/>
        </draw:line>
        <draw:frame draw:style-name="gr1" draw:text-style-name="P1" draw:layer="layout" svg:width="1.827cm" svg:height="1.717cm" svg:x="6.4cm" svg:y="6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6.4cm" svg:y="8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6.4cm" svg:y="10.949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6.4cm" svg:y="12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6.4cm" svg:y="14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6.4cm" svg:y="16.949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5.727cm" svg:y1="6.266cm" svg:x2="5.727cm" svg:y2="19.866cm">
          <text:p/>
        </draw:line>
        <draw:line draw:style-name="gr2" draw:text-style-name="P2" draw:layer="layout" svg:x1="5.727cm" svg:y1="7.866cm" svg:x2="6.627cm" svg:y2="7.866cm">
          <text:p/>
        </draw:line>
        <draw:line draw:style-name="gr2" draw:text-style-name="P2" draw:layer="layout" svg:x1="5.727cm" svg:y1="9.866cm" svg:x2="6.627cm" svg:y2="9.866cm">
          <text:p/>
        </draw:line>
        <draw:line draw:style-name="gr2" draw:text-style-name="P2" draw:layer="layout" svg:x1="5.727cm" svg:y1="11.866cm" svg:x2="6.627cm" svg:y2="11.866cm">
          <text:p/>
        </draw:line>
        <draw:line draw:style-name="gr2" draw:text-style-name="P2" draw:layer="layout" svg:x1="5.727cm" svg:y1="13.866cm" svg:x2="6.627cm" svg:y2="13.866cm">
          <text:p/>
        </draw:line>
        <draw:line draw:style-name="gr2" draw:text-style-name="P2" draw:layer="layout" svg:x1="5.727cm" svg:y1="15.866cm" svg:x2="6.627cm" svg:y2="15.866cm">
          <text:p/>
        </draw:line>
        <draw:line draw:style-name="gr2" draw:text-style-name="P2" draw:layer="layout" svg:x1="5.727cm" svg:y1="17.866cm" svg:x2="6.627cm" svg:y2="17.866cm">
          <text:p/>
        </draw:line>
        <draw:frame draw:style-name="gr3" draw:text-style-name="P4" draw:layer="layout" svg:width="2.7cm" svg:height="1.047cm" svg:x="5.927cm" svg:y="8.166cm">
          <draw:text-box>
            <text:p text:style-name="P3"><text:span text:style-name="T1">Modelo</text:span></text:p>
          </draw:text-box>
        </draw:frame>
        <draw:frame draw:style-name="gr3" draw:text-style-name="P4" draw:layer="layout" svg:width="3cm" svg:height="1.047cm" svg:x="5.827cm" svg:y="10.219cm">
          <draw:text-box>
            <text:p text:style-name="P3"><text:span text:style-name="T1">Implementación</text:span></text:p>
          </draw:text-box>
        </draw:frame>
        <draw:frame draw:style-name="gr3" draw:text-style-name="P4" draw:layer="layout" svg:width="2.7cm" svg:height="1.047cm" svg:x="5.927cm" svg:y="12.166cm">
          <draw:text-box>
            <text:p text:style-name="P3"><text:span text:style-name="T1">Test</text:span></text:p>
          </draw:text-box>
        </draw:frame>
        <draw:frame draw:style-name="gr3" draw:text-style-name="P4" draw:layer="layout" svg:width="2.7cm" svg:height="1.047cm" svg:x="5.927cm" svg:y="14.119cm">
          <draw:text-box>
            <text:p text:style-name="P3"><text:span text:style-name="T1">Despliegue</text:span></text:p>
          </draw:text-box>
        </draw:frame>
        <draw:frame draw:style-name="gr3" draw:text-style-name="P4" draw:layer="layout" svg:width="2.7cm" svg:height="1.047cm" svg:x="5.927cm" svg:y="16.119cm">
          <draw:text-box>
            <text:p text:style-name="P3"><text:span text:style-name="T1">Gestión de </text:span></text:p>
            <text:p text:style-name="P3"><text:span text:style-name="T1">Configuración</text:span></text:p>
          </draw:text-box>
        </draw:frame>
        <draw:frame draw:style-name="gr3" draw:text-style-name="P4" draw:layer="layout" svg:width="2.7cm" svg:height="1.047cm" svg:x="5.927cm" svg:y="18.119cm">
          <draw:text-box>
            <text:p text:style-name="P3"><text:span text:style-name="T1">Gestión de </text:span></text:p>
            <text:p text:style-name="P3"><text:span text:style-name="T1">Proyecto</text:span></text:p>
          </draw:text-box>
        </draw:frame>
        <draw:frame draw:style-name="gr1" draw:text-style-name="P1" draw:layer="layout" svg:width="1.827cm" svg:height="1.717cm" svg:x="6.4cm" svg:y="18.966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5.727cm" svg:y1="19.883cm" svg:x2="6.627cm" svg:y2="19.883cm">
          <text:p/>
        </draw:line>
        <draw:frame draw:style-name="gr3" draw:text-style-name="P4" draw:layer="layout" svg:width="2.7cm" svg:height="1.047cm" svg:x="5.927cm" svg:y="20.136cm">
          <draw:text-box>
            <text:p text:style-name="P3"><text:span text:style-name="T1">Entorno</text:span></text:p>
          </draw:text-box>
        </draw:frame>
        <draw:line draw:style-name="gr2" draw:text-style-name="P2" draw:layer="layout" svg:x1="5.727cm" svg:y1="19.883cm" svg:x2="6.627cm" svg:y2="19.883cm">
          <text:p/>
        </draw:line>
        <draw:frame draw:style-name="gr1" draw:text-style-name="P1" draw:layer="layout" svg:width="1.827cm" svg:height="1.717cm" svg:x="9.9cm" svg:y="6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9.9cm" svg:y="8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9.9cm" svg:y="10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9.9cm" svg:y="12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9.9cm" svg:y="14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9.9cm" svg:y="16.966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9.227cm" svg:y1="6.283cm" svg:x2="9.227cm" svg:y2="19.883cm">
          <text:p/>
        </draw:line>
        <draw:line draw:style-name="gr2" draw:text-style-name="P2" draw:layer="layout" svg:x1="9.227cm" svg:y1="7.883cm" svg:x2="10.127cm" svg:y2="7.883cm">
          <text:p/>
        </draw:line>
        <draw:line draw:style-name="gr2" draw:text-style-name="P2" draw:layer="layout" svg:x1="9.227cm" svg:y1="9.883cm" svg:x2="10.127cm" svg:y2="9.883cm">
          <text:p/>
        </draw:line>
        <draw:line draw:style-name="gr2" draw:text-style-name="P2" draw:layer="layout" svg:x1="9.227cm" svg:y1="11.883cm" svg:x2="10.127cm" svg:y2="11.883cm">
          <text:p/>
        </draw:line>
        <draw:line draw:style-name="gr2" draw:text-style-name="P2" draw:layer="layout" svg:x1="9.227cm" svg:y1="13.883cm" svg:x2="10.127cm" svg:y2="13.883cm">
          <text:p/>
        </draw:line>
        <draw:line draw:style-name="gr2" draw:text-style-name="P2" draw:layer="layout" svg:x1="9.227cm" svg:y1="15.883cm" svg:x2="10.127cm" svg:y2="15.883cm">
          <text:p/>
        </draw:line>
        <draw:line draw:style-name="gr2" draw:text-style-name="P2" draw:layer="layout" svg:x1="9.227cm" svg:y1="17.883cm" svg:x2="10.127cm" svg:y2="17.883cm">
          <text:p/>
        </draw:line>
        <draw:frame draw:style-name="gr3" draw:text-style-name="P4" draw:layer="layout" svg:width="2.7cm" svg:height="1.047cm" svg:x="9.427cm" svg:y="8.183cm">
          <draw:text-box>
            <text:p text:style-name="P3"><text:span text:style-name="T1">Modelo</text:span></text:p>
          </draw:text-box>
        </draw:frame>
        <draw:frame draw:style-name="gr3" draw:text-style-name="P4" draw:layer="layout" svg:width="3cm" svg:height="1.047cm" svg:x="9.327cm" svg:y="10.236cm">
          <draw:text-box>
            <text:p text:style-name="P3"><text:span text:style-name="T1">Implementación</text:span></text:p>
          </draw:text-box>
        </draw:frame>
        <draw:frame draw:style-name="gr3" draw:text-style-name="P4" draw:layer="layout" svg:width="2.7cm" svg:height="1.047cm" svg:x="9.427cm" svg:y="12.183cm">
          <draw:text-box>
            <text:p text:style-name="P3"><text:span text:style-name="T1">Test</text:span></text:p>
          </draw:text-box>
        </draw:frame>
        <draw:frame draw:style-name="gr3" draw:text-style-name="P4" draw:layer="layout" svg:width="2.7cm" svg:height="1.047cm" svg:x="9.427cm" svg:y="14.136cm">
          <draw:text-box>
            <text:p text:style-name="P3"><text:span text:style-name="T1">Despliegue</text:span></text:p>
          </draw:text-box>
        </draw:frame>
        <draw:frame draw:style-name="gr3" draw:text-style-name="P4" draw:layer="layout" svg:width="2.7cm" svg:height="1.047cm" svg:x="9.427cm" svg:y="16.136cm">
          <draw:text-box>
            <text:p text:style-name="P3"><text:span text:style-name="T1">Gestión de </text:span></text:p>
            <text:p text:style-name="P3"><text:span text:style-name="T1">Configuración</text:span></text:p>
          </draw:text-box>
        </draw:frame>
        <draw:frame draw:style-name="gr3" draw:text-style-name="P4" draw:layer="layout" svg:width="2.7cm" svg:height="1.047cm" svg:x="9.427cm" svg:y="18.136cm">
          <draw:text-box>
            <text:p text:style-name="P3"><text:span text:style-name="T1">Gestión de </text:span></text:p>
            <text:p text:style-name="P3"><text:span text:style-name="T1">Proyecto</text:span></text:p>
          </draw:text-box>
        </draw:frame>
        <draw:frame draw:style-name="gr1" draw:text-style-name="P1" draw:layer="layout" svg:width="1.827cm" svg:height="1.717cm" svg:x="9.9cm" svg:y="18.983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9.227cm" svg:y1="19.9cm" svg:x2="10.127cm" svg:y2="19.9cm">
          <text:p/>
        </draw:line>
        <draw:frame draw:style-name="gr3" draw:text-style-name="P4" draw:layer="layout" svg:width="2.7cm" svg:height="1.047cm" svg:x="9.427cm" svg:y="20.153cm">
          <draw:text-box>
            <text:p text:style-name="P3"><text:span text:style-name="T1">Entorno</text:span></text:p>
          </draw:text-box>
        </draw:frame>
        <draw:line draw:style-name="gr2" draw:text-style-name="P2" draw:layer="layout" svg:x1="9.227cm" svg:y1="19.9cm" svg:x2="10.127cm" svg:y2="19.9cm">
          <text:p/>
        </draw:line>
        <draw:frame draw:style-name="gr1" draw:text-style-name="P1" draw:layer="layout" svg:width="1.827cm" svg:height="1.717cm" svg:x="13.4cm" svg:y="6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3.4cm" svg:y="8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3.4cm" svg:y="10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3.4cm" svg:y="12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3.4cm" svg:y="14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3.4cm" svg:y="16.966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12.727cm" svg:y1="6.283cm" svg:x2="12.727cm" svg:y2="19.883cm">
          <text:p/>
        </draw:line>
        <draw:line draw:style-name="gr2" draw:text-style-name="P2" draw:layer="layout" svg:x1="12.727cm" svg:y1="7.883cm" svg:x2="13.627cm" svg:y2="7.883cm">
          <text:p/>
        </draw:line>
        <draw:line draw:style-name="gr2" draw:text-style-name="P2" draw:layer="layout" svg:x1="12.727cm" svg:y1="9.883cm" svg:x2="13.627cm" svg:y2="9.883cm">
          <text:p/>
        </draw:line>
        <draw:line draw:style-name="gr2" draw:text-style-name="P2" draw:layer="layout" svg:x1="12.727cm" svg:y1="11.883cm" svg:x2="13.627cm" svg:y2="11.883cm">
          <text:p/>
        </draw:line>
        <draw:line draw:style-name="gr2" draw:text-style-name="P2" draw:layer="layout" svg:x1="12.727cm" svg:y1="13.883cm" svg:x2="13.627cm" svg:y2="13.883cm">
          <text:p/>
        </draw:line>
        <draw:line draw:style-name="gr2" draw:text-style-name="P2" draw:layer="layout" svg:x1="12.727cm" svg:y1="15.883cm" svg:x2="13.627cm" svg:y2="15.883cm">
          <text:p/>
        </draw:line>
        <draw:line draw:style-name="gr2" draw:text-style-name="P2" draw:layer="layout" svg:x1="12.727cm" svg:y1="17.883cm" svg:x2="13.627cm" svg:y2="17.883cm">
          <text:p/>
        </draw:line>
        <draw:frame draw:style-name="gr3" draw:text-style-name="P4" draw:layer="layout" svg:width="2.7cm" svg:height="1.047cm" svg:x="12.927cm" svg:y="8.183cm">
          <draw:text-box>
            <text:p text:style-name="P3"><text:span text:style-name="T1">Modelo</text:span></text:p>
          </draw:text-box>
        </draw:frame>
        <draw:frame draw:style-name="gr3" draw:text-style-name="P4" draw:layer="layout" svg:width="3cm" svg:height="1.047cm" svg:x="12.827cm" svg:y="10.236cm">
          <draw:text-box>
            <text:p text:style-name="P3"><text:span text:style-name="T1">Implementación</text:span></text:p>
          </draw:text-box>
        </draw:frame>
        <draw:frame draw:style-name="gr3" draw:text-style-name="P4" draw:layer="layout" svg:width="2.7cm" svg:height="1.047cm" svg:x="12.927cm" svg:y="12.183cm">
          <draw:text-box>
            <text:p text:style-name="P3"><text:span text:style-name="T1">Test</text:span></text:p>
          </draw:text-box>
        </draw:frame>
        <draw:frame draw:style-name="gr3" draw:text-style-name="P4" draw:layer="layout" svg:width="2.7cm" svg:height="1.047cm" svg:x="12.927cm" svg:y="14.136cm">
          <draw:text-box>
            <text:p text:style-name="P3"><text:span text:style-name="T1">Despliegue</text:span></text:p>
          </draw:text-box>
        </draw:frame>
        <draw:frame draw:style-name="gr3" draw:text-style-name="P4" draw:layer="layout" svg:width="2.7cm" svg:height="1.047cm" svg:x="12.927cm" svg:y="16.136cm">
          <draw:text-box>
            <text:p text:style-name="P3"><text:span text:style-name="T1">Gestión de </text:span></text:p>
            <text:p text:style-name="P3"><text:span text:style-name="T1">Configuración</text:span></text:p>
          </draw:text-box>
        </draw:frame>
        <draw:frame draw:style-name="gr3" draw:text-style-name="P4" draw:layer="layout" svg:width="2.7cm" svg:height="1.047cm" svg:x="12.927cm" svg:y="18.136cm">
          <draw:text-box>
            <text:p text:style-name="P3"><text:span text:style-name="T1">Gestión de </text:span></text:p>
            <text:p text:style-name="P3"><text:span text:style-name="T1">Proyecto</text:span></text:p>
          </draw:text-box>
        </draw:frame>
        <draw:frame draw:style-name="gr1" draw:text-style-name="P1" draw:layer="layout" svg:width="1.827cm" svg:height="1.717cm" svg:x="13.4cm" svg:y="18.983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12.727cm" svg:y1="19.9cm" svg:x2="13.627cm" svg:y2="19.9cm">
          <text:p/>
        </draw:line>
        <draw:frame draw:style-name="gr3" draw:text-style-name="P4" draw:layer="layout" svg:width="2.7cm" svg:height="1.047cm" svg:x="12.927cm" svg:y="20.153cm">
          <draw:text-box>
            <text:p text:style-name="P3"><text:span text:style-name="T1">Entorno</text:span></text:p>
          </draw:text-box>
        </draw:frame>
        <draw:line draw:style-name="gr2" draw:text-style-name="P2" draw:layer="layout" svg:x1="12.727cm" svg:y1="19.9cm" svg:x2="13.627cm" svg:y2="19.9cm">
          <text:p/>
        </draw:line>
        <draw:frame draw:style-name="gr1" draw:text-style-name="P1" draw:layer="layout" svg:width="1.827cm" svg:height="1.717cm" svg:x="16.9cm" svg:y="6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6.9cm" svg:y="8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6.9cm" svg:y="10.966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6.9cm" svg:y="12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6.9cm" svg:y="14.983cm">
          <draw:image xlink:href="Pictures/100002010000016B00000155555A9549C0C9E23E.png" xlink:type="simple" xlink:show="embed" xlink:actuate="onLoad">
            <text:p/>
          </draw:image>
        </draw:frame>
        <draw:frame draw:style-name="gr1" draw:text-style-name="P1" draw:layer="layout" svg:width="1.827cm" svg:height="1.717cm" svg:x="16.9cm" svg:y="16.966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16.227cm" svg:y1="6.283cm" svg:x2="16.227cm" svg:y2="19.883cm">
          <text:p/>
        </draw:line>
        <draw:line draw:style-name="gr2" draw:text-style-name="P2" draw:layer="layout" svg:x1="16.227cm" svg:y1="7.883cm" svg:x2="17.127cm" svg:y2="7.883cm">
          <text:p/>
        </draw:line>
        <draw:line draw:style-name="gr2" draw:text-style-name="P2" draw:layer="layout" svg:x1="16.227cm" svg:y1="9.883cm" svg:x2="17.127cm" svg:y2="9.883cm">
          <text:p/>
        </draw:line>
        <draw:line draw:style-name="gr2" draw:text-style-name="P2" draw:layer="layout" svg:x1="16.227cm" svg:y1="11.883cm" svg:x2="17.127cm" svg:y2="11.883cm">
          <text:p/>
        </draw:line>
        <draw:line draw:style-name="gr2" draw:text-style-name="P2" draw:layer="layout" svg:x1="16.227cm" svg:y1="13.883cm" svg:x2="17.127cm" svg:y2="13.883cm">
          <text:p/>
        </draw:line>
        <draw:line draw:style-name="gr2" draw:text-style-name="P2" draw:layer="layout" svg:x1="16.227cm" svg:y1="15.883cm" svg:x2="17.127cm" svg:y2="15.883cm">
          <text:p/>
        </draw:line>
        <draw:line draw:style-name="gr2" draw:text-style-name="P2" draw:layer="layout" svg:x1="16.227cm" svg:y1="17.883cm" svg:x2="17.127cm" svg:y2="17.883cm">
          <text:p/>
        </draw:line>
        <draw:frame draw:style-name="gr3" draw:text-style-name="P4" draw:layer="layout" svg:width="2.7cm" svg:height="1.047cm" svg:x="16.427cm" svg:y="8.183cm">
          <draw:text-box>
            <text:p text:style-name="P3"><text:span text:style-name="T1">Modelo</text:span></text:p>
          </draw:text-box>
        </draw:frame>
        <draw:frame draw:style-name="gr3" draw:text-style-name="P4" draw:layer="layout" svg:width="3cm" svg:height="1.047cm" svg:x="16.327cm" svg:y="10.236cm">
          <draw:text-box>
            <text:p text:style-name="P3"><text:span text:style-name="T1">Implementación</text:span></text:p>
          </draw:text-box>
        </draw:frame>
        <draw:frame draw:style-name="gr3" draw:text-style-name="P4" draw:layer="layout" svg:width="2.7cm" svg:height="1.047cm" svg:x="16.427cm" svg:y="12.183cm">
          <draw:text-box>
            <text:p text:style-name="P3"><text:span text:style-name="T1">Test</text:span></text:p>
          </draw:text-box>
        </draw:frame>
        <draw:frame draw:style-name="gr3" draw:text-style-name="P4" draw:layer="layout" svg:width="2.7cm" svg:height="1.047cm" svg:x="16.427cm" svg:y="14.136cm">
          <draw:text-box>
            <text:p text:style-name="P3"><text:span text:style-name="T1">Despliegue</text:span></text:p>
          </draw:text-box>
        </draw:frame>
        <draw:frame draw:style-name="gr3" draw:text-style-name="P4" draw:layer="layout" svg:width="2.7cm" svg:height="1.047cm" svg:x="16.427cm" svg:y="16.136cm">
          <draw:text-box>
            <text:p text:style-name="P3"><text:span text:style-name="T1">Gestión de </text:span></text:p>
            <text:p text:style-name="P3"><text:span text:style-name="T1">Configuración</text:span></text:p>
          </draw:text-box>
        </draw:frame>
        <draw:frame draw:style-name="gr3" draw:text-style-name="P4" draw:layer="layout" svg:width="2.7cm" svg:height="1.047cm" svg:x="16.427cm" svg:y="18.136cm">
          <draw:text-box>
            <text:p text:style-name="P3"><text:span text:style-name="T1">Gestión de </text:span></text:p>
            <text:p text:style-name="P3"><text:span text:style-name="T1">Proyecto</text:span></text:p>
          </draw:text-box>
        </draw:frame>
        <draw:frame draw:style-name="gr1" draw:text-style-name="P1" draw:layer="layout" svg:width="1.827cm" svg:height="1.717cm" svg:x="16.9cm" svg:y="18.983cm">
          <draw:image xlink:href="Pictures/100002010000016B00000155555A9549C0C9E23E.png" xlink:type="simple" xlink:show="embed" xlink:actuate="onLoad">
            <text:p/>
          </draw:image>
        </draw:frame>
        <draw:line draw:style-name="gr2" draw:text-style-name="P2" draw:layer="layout" svg:x1="16.227cm" svg:y1="19.9cm" svg:x2="17.127cm" svg:y2="19.9cm">
          <text:p/>
        </draw:line>
        <draw:frame draw:style-name="gr3" draw:text-style-name="P4" draw:layer="layout" svg:width="2.7cm" svg:height="1.047cm" svg:x="16.427cm" svg:y="20.153cm">
          <draw:text-box>
            <text:p text:style-name="P3"><text:span text:style-name="T1">Entorno</text:span></text:p>
          </draw:text-box>
        </draw:frame>
        <draw:line draw:style-name="gr2" draw:text-style-name="P2" draw:layer="layout" svg:x1="16.227cm" svg:y1="19.9cm" svg:x2="17.127cm" svg:y2="19.9cm">
          <text:p/>
        </draw:line>
        <draw:frame draw:style-name="gr3" draw:text-style-name="P4" draw:layer="layout" svg:width="2.7cm" svg:height="1.047cm" svg:x="1.7cm" svg:y="6.2cm">
          <draw:text-box>
            <text:p text:style-name="P3"><text:span text:style-name="T1">AppWeb</text:span></text:p>
          </draw:text-box>
        </draw:frame>
        <draw:frame draw:style-name="gr3" draw:text-style-name="P4" draw:layer="layout" svg:width="2.7cm" svg:height="1.047cm" svg:x="5.377cm" svg:y="6.236cm">
          <draw:text-box>
            <text:p text:style-name="P3"><text:span text:style-name="T1">AppMoviles</text:span></text:p>
          </draw:text-box>
        </draw:frame>
        <draw:frame draw:style-name="gr3" draw:text-style-name="P4" draw:layer="layout" svg:width="2.7cm" svg:height="1.047cm" svg:x="8.999cm" svg:y="6.236cm">
          <draw:text-box>
            <text:p text:style-name="P3"><text:span text:style-name="T1">AppUsuarios</text:span></text:p>
          </draw:text-box>
        </draw:frame>
        <draw:frame draw:style-name="gr3" draw:text-style-name="P4" draw:layer="layout" svg:width="3.5cm" svg:height="1.047cm" svg:x="12.5cm" svg:y="6.3cm">
          <draw:text-box>
            <text:p text:style-name="P3"><text:span text:style-name="T1">AppControlPasaje</text:span></text:p>
          </draw:text-box>
        </draw:frame>
        <draw:frame draw:style-name="gr4" draw:text-style-name="P4" draw:layer="layout" svg:width="3.5cm" svg:height="1.03cm" svg:x="15.6cm" svg:y="6.3cm">
          <draw:text-box>
            <text:p text:style-name="P3"><text:span text:style-name="T1">WebService</text:span></text:p>
          </draw:text-box>
        </draw:frame>
        <draw:frame draw:style-name="gr5" draw:text-style-name="P4" draw:layer="layout" svg:width="3.9cm" svg:height="1.445cm" svg:x="7.427cm" svg:y="1.838cm">
          <draw:text-box>
            <text:p text:style-name="P3"><text:span text:style-name="T1">Silav-Documenta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6-29T23:52:28.510662197</meta:creation-date>
    <dc:date>2016-06-30T01:11:19.420223550</dc:date>
    <dc:creator>sebastian </dc:creator>
    <meta:editing-duration>PT47M47S</meta:editing-duration>
    <meta:editing-cycles>7</meta:editing-cycles>
    <meta:generator>LibreOffice/5.0.3.2$Linux_X86_64 LibreOffice_project/00m0$Build-2</meta:generator>
    <meta:document-statistic meta:object-count="134"/>
  </office:meta>
</office:document-meta>
</file>